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38" officeooo:paragraph-rsid="0016c338"/>
    </style:style>
    <style:style style:name="P2" style:family="paragraph" style:parent-style-name="Standard">
      <style:text-properties officeooo:rsid="0016e9dd" officeooo:paragraph-rsid="0016e9dd"/>
    </style:style>
    <style:style style:name="P3" style:family="paragraph" style:parent-style-name="Standard">
      <style:text-properties officeooo:rsid="001787a9" officeooo:paragraph-rsid="001787a9"/>
    </style:style>
    <style:style style:name="P4" style:family="paragraph" style:parent-style-name="Standard">
      <style:text-properties officeooo:rsid="0017bb17" officeooo:paragraph-rsid="0017bb17"/>
    </style:style>
    <style:style style:name="P5" style:family="paragraph" style:parent-style-name="Standard">
      <style:text-properties officeooo:rsid="00192cc3" officeooo:paragraph-rsid="00192cc3"/>
    </style:style>
    <style:style style:name="P6" style:family="paragraph" style:parent-style-name="Standard">
      <style:text-properties officeooo:rsid="001b6324" officeooo:paragraph-rsid="001b6324"/>
    </style:style>
    <style:style style:name="P7" style:family="paragraph" style:parent-style-name="Standard">
      <style:text-properties officeooo:paragraph-rsid="0016c338"/>
    </style:style>
    <style:style style:name="T1" style:family="text">
      <style:text-properties officeooo:rsid="001a980e"/>
    </style:style>
    <style:style style:name="T2" style:family="text">
      <style:text-properties officeooo:rsid="001ba4b3"/>
    </style:style>
    <style:style style:name="T3" style:family="text">
      <style:text-properties officeooo:rsid="0016c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1"/>
      <text:p text:style-name="P1">fonction anonyme</text:p>
      <text:p text:style-name="P1"/>
      <text:p text:style-name="P1">peuvent être auto invoquée</text:p>
      <text:p text:style-name="P1">(function(){</text:p>
      <text:p text:style-name="P7"><text:span text:style-name="T3"><text:tab/>alert(« </text:span><text:span text:style-name="T2">toto</text:span><text:span text:style-name="T3"> ») ;</text:span></text:p>
      <text:p text:style-name="P1">})() ;</text:p>
      <text:p text:style-name="P1"/>
      <text:p text:style-name="P1">les closures</text:p>
      <text:p text:style-name="P2">inclure une fonction anonyme dans une autre fonction</text:p>
      <text:p text:style-name="P2"/>
      <text:p text:style-name="P3">function compteur () {</text:p>
      <text:p text:style-name="P3"><text:tab/>var i = 0 ;</text:p>
      <text:p text:style-name="P3"><text:tab/>return function () {</text:p>
      <text:p text:style-name="P3"><text:tab/><text:tab/>console.log(« Je suis cliqué » + i + « fois ») ;</text:p>
      <text:p text:style-name="P3"><text:tab/>return i++ ;</text:p>
      <text:p text:style-name="P3"><text:tab/>} ;</text:p>
      <text:p text:style-name="P4">}</text:p>
      <text:p text:style-name="P4"/>
      <text:p text:style-name="P4">var maVariable = compteur() ;</text:p>
      <text:p text:style-name="P4"/>
      <text:p text:style-name="P5">écouteur d’événement :</text:p>
      <text:p text:style-name="P5"/>
      <text:p text:style-name="P5"><text:span text:style-name="T1">add</text:span>EventListener / <text:span text:style-name="T1">removeEventListener</text:span></text:p>
      <text:p text:style-name="P5"/>
      <text:p text:style-name="P5">pas de « on » sur les écouteurs d’événement</text:p>
      <text:p text:style-name="P5"/>
      <text:p text:style-name="P6">innerHTML supprime le contenu déjà présent</text:p>
      <text:p text:style-name="P6">append rajoute du conten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2:34.285954541</meta:creation-date>
    <dc:date>2022-04-20T09:49:24.049210711</dc:date>
    <meta:editing-duration>PT6H47M3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85" meta:character-count="474" meta:non-whitespace-character-count="403"/>
  </office:meta>
</office:document-meta>
</file>